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18.15pt"/>
    </style:style>
    <style:style style:name="co2" style:family="table-column">
      <style:table-column-properties fo:break-before="auto" style:column-width="51.99pt"/>
    </style:style>
    <style:style style:name="co3" style:family="table-column">
      <style:table-column-properties fo:break-before="auto" style:column-width="46.09pt"/>
    </style:style>
    <style:style style:name="co4" style:family="table-column">
      <style:table-column-properties fo:break-before="auto" style:column-width="123.31pt"/>
    </style:style>
    <style:style style:name="co5" style:family="table-column">
      <style:table-column-properties fo:break-before="auto" style:column-width="83.06pt"/>
    </style:style>
    <style:style style:name="co6" style:family="table-column">
      <style:table-column-properties fo:break-before="auto" style:column-width="36.91pt"/>
    </style:style>
    <style:style style:name="co7" style:family="table-column">
      <style:table-column-properties fo:break-before="auto" style:column-width="119.14pt"/>
    </style:style>
    <style:style style:name="co8" style:family="table-column">
      <style:table-column-properties fo:break-before="auto" style:column-width="106.55pt"/>
    </style:style>
    <style:style style:name="co9" style:family="table-column">
      <style:table-column-properties fo:break-before="auto" style:column-width="129.2pt"/>
    </style:style>
    <style:style style:name="co10" style:family="table-column">
      <style:table-column-properties fo:break-before="auto" style:column-width="90.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9.71pt"/>
    </style:style>
    <style:style style:name="co13" style:family="table-column">
      <style:table-column-properties fo:break-before="auto" style:column-width="55.36pt"/>
    </style:style>
    <style:style style:name="ro1" style:family="table-row">
      <style:table-row-properties style:row-height="2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26"/>
    <style:style style:name="ce5" style:family="table-cell" style:parent-style-name="Default" style:data-style-name="N122">
      <style:table-cell-properties style:vertical-align="middle"/>
    </style:style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5"/>
        <table:table-column table:style-name="co12" table:default-cell-style-name="ce3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RoHS</text:p>
          </table:table-cell>
          <table:table-cell table:style-name="ce1" office:value-type="string" calcext:value-type="string">
            <text:p>Manufacturer part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stributor part #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ended price</text:p>
          </table:table-cell>
          <table:table-cell table:style-name="ce7" office:value-type="string" calcext:value-type="string">
            <text:p>Total</text:p>
          </table:table-cell>
          <table:table-cell/>
        </table:table-row>
        <table:table-row table:style-name="ro2">
          <table:table-cell table:style-name="Default" office:value-type="string" calcext:value-type="string">
            <text:p>USB micro B connector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ata connection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10103594-0001LF</text:p>
          </table:table-cell>
          <table:table-cell table:style-name="Default" office:value-type="string" calcext:value-type="string">
            <text:p>Amphenol</text:p>
          </table:table-cell>
          <table:table-cell table:style-name="Default" office:value-type="string" calcext:value-type="string">
            <text:p>609-4050-1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72" calcext:value-type="currency">
            <text:p>$0.72000</text:p>
          </table:table-cell>
          <table:table-cell table:style-name="ce6" table:formula="of:=SUM([.K2]*[.C2])" office:value-type="currency" office:currency="CAD" office:value="0.72" calcext:value-type="currency">
            <text:p>$0.72</text:p>
          </table:table-cell>
          <table:table-cell table:style-name="ce8" table:formula="of:=SUM([.L2:.L140])" office:value-type="currency" office:currency="USD" office:value="76.368" calcext:value-type="currency">
            <text:p>$76.37</text:p>
          </table:table-cell>
          <table:table-cell/>
        </table:table-row>
        <table:table-row table:style-name="ro2">
          <table:table-cell table:style-name="Default" office:value-type="string" calcext:value-type="string">
            <text:p>ATMega32u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rocessing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ATMEGA32U4-AU</text:p>
          </table:table-cell>
          <table:table-cell table:style-name="Default" office:value-type="string" calcext:value-type="string">
            <text:p>Atmel</text:p>
          </table:table-cell>
          <table:table-cell table:style-name="Default" office:value-type="string" calcext:value-type="string">
            <text:p>ATMEGA32U4-AU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6.32" calcext:value-type="currency">
            <text:p>$6.32000</text:p>
          </table:table-cell>
          <table:table-cell table:style-name="ce6" table:formula="of:=SUM([.K3]*[.C3])" office:value-type="currency" office:currency="CAD" office:value="6.32" calcext:value-type="currency">
            <text:p>$6.32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16 Port shift register LED driver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ED drivers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TP16CPC26PTR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string" calcext:value-type="string">
            <text:p>497-11923-1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89" calcext:value-type="currency">
            <text:p>$0.89000</text:p>
          </table:table-cell>
          <table:table-cell table:style-name="ce6" table:formula="of:=[.C4]*[.K4]" office:value-type="currency" office:currency="CAD" office:value="2.67" calcext:value-type="currency">
            <text:p>$2.67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6 pin ICSP header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rogramming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67997-206HLF</text:p>
          </table:table-cell>
          <table:table-cell table:style-name="Default" office:value-type="string" calcext:value-type="string">
            <text:p>Amphenol</text:p>
          </table:table-cell>
          <table:table-cell table:style-name="Default" office:value-type="string" calcext:value-type="string">
            <text:p>609-3234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31" calcext:value-type="currency">
            <text:p>$0.31000</text:p>
          </table:table-cell>
          <table:table-cell table:style-name="ce6" table:formula="of:=[.C5]*[.K5]" office:value-type="currency" office:currency="CAD" office:value="0.31" calcext:value-type="currency">
            <text:p>$0.31</text:p>
          </table:table-cell>
          <table:table-cell table:number-columns-repeated="2"/>
        </table:table-row>
        <table:table-row table:style-name="ro2">
          <table:table-cell table:style-name="Default" table:number-columns-repeated="10"/>
          <table:table-cell table:style-name="ce4"/>
          <table:table-cell table:style-name="Default"/>
          <table:table-cell table:number-columns-repeated="2"/>
        </table:table-row>
        <table:table-row table:style-name="ro3">
          <table:table-cell table:style-name="Default" office:value-type="string" calcext:value-type="string">
            <text:p>2.4” SPI LCD modul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ser interface</text:p>
          </table:table-cell>
          <table:table-cell table:style-name="Default" office:value-type="string" calcext:value-type="string">
            <text:p>ILI9341 Driver</text:p>
          </table:table-cell>
          <table:table-cell table:style-name="Default" table:number-columns-repeated="3"/>
          <table:table-cell table:style-name="Default" office:value-type="string" calcext:value-type="string">
            <text:p><text:a xlink:href="http://www.ebay.com/itm/2-4-inch-Full-Color-240-320-SPI-TFT-LCD-Display-Module-for-Arduino-Raspberry-Pi-/191843643101" xlink:type="simple">http://www.ebay.com/itm/2-4-inch-Full-Color-240-320-SPI-TFT-LCD-Display-Module-for-Arduino-Raspberry-Pi-/191843643101</text:a></text:p>
          </table:table-cell>
          <table:table-cell table:style-name="Default" office:value-type="string" calcext:value-type="string">
            <text:p>Ebay</text:p>
          </table:table-cell>
          <table:table-cell table:style-name="ce4" office:value-type="currency" office:currency="CAD" office:value="8.45" calcext:value-type="currency">
            <text:p>$8.45000</text:p>
          </table:table-cell>
          <table:table-cell table:style-name="ce6" table:formula="of:=SUM([.K7]*[.C7])" office:value-type="currency" office:currency="CAD" office:value="8.45" calcext:value-type="currency">
            <text:p>$8.4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otary encod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User interface</text:p>
          </table:table-cell>
          <table:table-cell table:style-name="Default" office:value-type="string" calcext:value-type="string">
            <text:p>6mm D shaft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VE-VCGJL016B</text:p>
          </table:table-cell>
          <table:table-cell table:style-name="Default" office:value-type="string" calcext:value-type="string">
            <text:p>Panasonic</text:p>
          </table:table-cell>
          <table:table-cell table:style-name="Default" office:value-type="string" calcext:value-type="string">
            <text:p>P12418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2.52" calcext:value-type="currency">
            <text:p>$2.52000</text:p>
          </table:table-cell>
          <table:table-cell table:style-name="ce6" table:formula="of:=SUM([.K8]*[.C8])" office:value-type="currency" office:currency="CAD" office:value="10.08" calcext:value-type="currency">
            <text:p>$10.0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10 kΩ linear potentiomet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User interface</text:p>
          </table:table-cell>
          <table:table-cell table:style-name="Default" office:value-type="string" calcext:value-type="string">
            <text:p>60 mm stroke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PTA6043-2015DPB103</text:p>
          </table:table-cell>
          <table:table-cell table:style-name="Default" office:value-type="string" calcext:value-type="string">
            <text:p>Bourns</text:p>
          </table:table-cell>
          <table:table-cell table:style-name="Default" office:value-type="string" calcext:value-type="string">
            <text:p>PTA6043-2015DPB103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1.6" calcext:value-type="currency">
            <text:p>$1.60000</text:p>
          </table:table-cell>
          <table:table-cell table:style-name="ce6" table:formula="of:=SUM([.K9]*[.C9])" office:value-type="currency" office:currency="CAD" office:value="3.2" calcext:value-type="currency">
            <text:p>$3.2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actile switch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User interface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B3S-1000</text:p>
          </table:table-cell>
          <table:table-cell table:style-name="Default" office:value-type="string" calcext:value-type="string">
            <text:p>Omron</text:p>
          </table:table-cell>
          <table:table-cell table:style-name="Default" office:value-type="string" calcext:value-type="string">
            <text:p>SW415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76" calcext:value-type="currency">
            <text:p>$0.76000</text:p>
          </table:table-cell>
          <table:table-cell table:style-name="ce6" table:formula="of:=SUM([.K10]*[.C10])" office:value-type="currency" office:currency="CAD" office:value="3.8" calcext:value-type="currency">
            <text:p>$3.8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ed LED, 0603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User interface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XZMDK53W-8 </text:p>
          </table:table-cell>
          <table:table-cell table:style-name="Default" office:value-type="string" calcext:value-type="string">
            <text:p>SunLED</text:p>
          </table:table-cell>
          <table:table-cell table:style-name="Default" office:value-type="string" calcext:value-type="string">
            <text:p>1497-1169-1-ND 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33" calcext:value-type="currency">
            <text:p>$0.33000</text:p>
          </table:table-cell>
          <table:table-cell table:style-name="ce6" table:formula="of:=SUM([.K11]*[.C11])" office:value-type="currency" office:currency="CAD" office:value="3.96" calcext:value-type="currency">
            <text:p>$3.9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Yellow LED, 0603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User interface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XZMYK53W-8 </text:p>
          </table:table-cell>
          <table:table-cell table:style-name="Default" office:value-type="string" calcext:value-type="string">
            <text:p>SunLED</text:p>
          </table:table-cell>
          <table:table-cell table:style-name="Default" office:value-type="string" calcext:value-type="string">
            <text:p>1497-1193-1-ND 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33" calcext:value-type="currency">
            <text:p>$0.33000</text:p>
          </table:table-cell>
          <table:table-cell table:style-name="ce6" table:formula="of:=SUM([.K12]*[.C12])" office:value-type="currency" office:currency="CAD" office:value="7.92" calcext:value-type="currency">
            <text:p>$7.9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Green LED, 0603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User interface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XZVG53W-8</text:p>
          </table:table-cell>
          <table:table-cell table:style-name="Default" office:value-type="string" calcext:value-type="string">
            <text:p>SunLED</text:p>
          </table:table-cell>
          <table:table-cell table:style-name="Default" office:value-type="string" calcext:value-type="string">
            <text:p>1497-1215-1-ND 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351" calcext:value-type="currency">
            <text:p>$0.35100</text:p>
          </table:table-cell>
          <table:table-cell table:style-name="ce6" table:formula="of:=SUM([.K13]*[.C13])" office:value-type="currency" office:currency="CAD" office:value="4.212" calcext:value-type="currency">
            <text:p>$4.21</text:p>
          </table:table-cell>
          <table:table-cell table:number-columns-repeated="2"/>
        </table:table-row>
        <table:table-row table:style-name="ro2">
          <table:table-cell table:style-name="Default"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Default" office:value-type="string" calcext:value-type="string">
            <text:p>10 uF capacitor, 16 V, 0805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Decoupling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GRM21BR61C106KE15L</text:p>
          </table:table-cell>
          <table:table-cell table:style-name="Default" office:value-type="string" calcext:value-type="string">
            <text:p>Murata</text:p>
          </table:table-cell>
          <table:table-cell table:style-name="Default" office:value-type="string" calcext:value-type="string">
            <text:p>490-3886-1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0872" calcext:value-type="currency">
            <text:p>$0.08720</text:p>
          </table:table-cell>
          <table:table-cell table:style-name="ce6" table:formula="of:=SUM([.K15]*[.C15])" office:value-type="currency" office:currency="CAD" office:value="0.6976" calcext:value-type="currency">
            <text:p>$0.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1 uF capacitor, 25 V, 080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coupling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21B105KAFNNNE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1276-1066-1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11" calcext:value-type="currency">
            <text:p>$0.11000</text:p>
          </table:table-cell>
          <table:table-cell table:style-name="ce6" table:formula="of:=SUM([.K16]*[.C16])" office:value-type="currency" office:currency="CAD" office:value="0.11" calcext:value-type="currency">
            <text:p>$0.1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0.1 uF capacitor, 0805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Decoupling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21B104KACNNNC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1276-1099-1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0204" calcext:value-type="currency">
            <text:p>$0.02040</text:p>
          </table:table-cell>
          <table:table-cell table:style-name="ce6" table:formula="of:=SUM([.K17]*[.C17])" office:value-type="currency" office:currency="CAD" office:value="0.1836" calcext:value-type="currency">
            <text:p>$0.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22 pF capacitor, 0805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lock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0805C220J5GACTU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399-1113-1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0224" calcext:value-type="currency">
            <text:p>$0.02240</text:p>
          </table:table-cell>
          <table:table-cell table:style-name="ce6" table:formula="of:=SUM([.K18]*[.C18])" office:value-type="currency" office:currency="CAD" office:value="0.0448" calcext:value-type="currency">
            <text:p>$0.04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 table:number-columns-repeated="2"/>
        </table:table-row>
        <table:table-row table:style-name="ro2">
          <table:table-cell table:style-name="Default" office:value-type="string" calcext:value-type="string">
            <text:p>Crystal, 16 MHz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lock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ABLS7M2-16.000MHZ-D-2Y-T</text:p>
          </table:table-cell>
          <table:table-cell table:style-name="Default" office:value-type="string" calcext:value-type="string">
            <text:p>Abracon</text:p>
          </table:table-cell>
          <table:table-cell table:style-name="Default" office:value-type="string" calcext:value-type="string">
            <text:p>535-12830-1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38" calcext:value-type="currency">
            <text:p>$0.38000</text:p>
          </table:table-cell>
          <table:table-cell table:style-name="ce6" table:formula="of:=SUM([.K20]*[.C20])" office:value-type="currency" office:currency="CAD" office:value="0.38" calcext:value-type="currency">
            <text:p>$0.38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 table:number-columns-repeated="2"/>
        </table:table-row>
        <table:table-row table:style-name="ro2">
          <table:table-cell table:style-name="Default" office:value-type="string" calcext:value-type="string">
            <text:p>22 Ω resistor, 0805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USB interface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C0805FR-0722RL</text:p>
          </table:table-cell>
          <table:table-cell table:style-name="Default" office:value-type="string" calcext:value-type="string">
            <text:p>Yageo</text:p>
          </table:table-cell>
          <table:table-cell table:style-name="Default" office:value-type="string" calcext:value-type="string">
            <text:p>311-22.0CRCT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1" calcext:value-type="currency">
            <text:p>$0.10000</text:p>
          </table:table-cell>
          <table:table-cell table:style-name="ce6" table:formula="of:=SUM([.K22]*[.C22])" office:value-type="currency" office:currency="CAD" office:value="0.2" calcext:value-type="currency">
            <text:p>$0.2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4.02 kΩ resistor, 0805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LED current set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C0805FR-074K02L</text:p>
          </table:table-cell>
          <table:table-cell table:style-name="Default" office:value-type="string" calcext:value-type="string">
            <text:p>Yageo</text:p>
          </table:table-cell>
          <table:table-cell table:style-name="Default" office:value-type="string" calcext:value-type="string">
            <text:p>311-4.02KCRCT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1" calcext:value-type="currency">
            <text:p>$0.10000</text:p>
          </table:table-cell>
          <table:table-cell table:style-name="ce6" table:formula="of:=SUM([.K23]*[.C23])" office:value-type="currency" office:currency="CAD" office:value="0.3" calcext:value-type="currency">
            <text:p>$0.3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10 kΩ resistor, 0805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otentiometer divider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C0805FR-0710KL</text:p>
          </table:table-cell>
          <table:table-cell table:style-name="Default" office:value-type="string" calcext:value-type="string">
            <text:p>Yageo</text:p>
          </table:table-cell>
          <table:table-cell table:style-name="Default" office:value-type="string" calcext:value-type="string">
            <text:p>311-10.0KCRCT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1" calcext:value-type="currency">
            <text:p>$0.10000</text:p>
          </table:table-cell>
          <table:table-cell table:style-name="ce6" table:formula="of:=SUM([.K24]*[.C24])" office:value-type="currency" office:currency="CAD" office:value="0.3" calcext:value-type="currency">
            <text:p>$0.30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 table:number-columns-repeated="2"/>
        </table:table-row>
        <table:table-row table:style-name="ro2">
          <table:table-cell table:style-name="Default" office:value-type="string" calcext:value-type="string">
            <text:p>330 Ω @ 100 MHz ferrite chip, 080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ower filtering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BLM21PG331SN1D</text:p>
          </table:table-cell>
          <table:table-cell table:style-name="Default" office:value-type="string" calcext:value-type="string">
            <text:p>Murata</text:p>
          </table:table-cell>
          <table:table-cell table:style-name="Default" office:value-type="string" calcext:value-type="string">
            <text:p>490-5988-1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12" calcext:value-type="currency">
            <text:p>$0.12000</text:p>
          </table:table-cell>
          <table:table-cell table:style-name="ce6" table:formula="of:=SUM([.K26]*[.C26])" office:value-type="currency" office:currency="CAD" office:value="0.12" calcext:value-type="currency">
            <text:p>$0.12</text:p>
          </table:table-cell>
          <table:table-cell table:number-columns-repeated="2"/>
        </table:table-row>
        <table:table-row table:style-name="ro2">
          <table:table-cell table:style-name="Default"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Default" office:value-type="string" calcext:value-type="string">
            <text:p>500 mA PTC fuse, 1812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ircuit protection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MF-MSMF050-2</text:p>
          </table:table-cell>
          <table:table-cell table:style-name="Default" office:value-type="string" calcext:value-type="string">
            <text:p>Bourns</text:p>
          </table:table-cell>
          <table:table-cell table:style-name="Default" office:value-type="string" calcext:value-type="string">
            <text:p>MF-MSMF050-2CT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22" calcext:value-type="currency">
            <text:p>$0.22000</text:p>
          </table:table-cell>
          <table:table-cell table:style-name="ce6" table:formula="of:=SUM([.K28]*[.C28])" office:value-type="currency" office:currency="CAD" office:value="0.22" calcext:value-type="currency">
            <text:p>$0.2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OV, 0603</text:p>
          </table:table-cell>
          <table:table-cell table:style-name="Default" office:value-type="string" calcext:value-type="string">
            <text:p>VR1,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ircuit protection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G0603MLC-05LE</text:p>
          </table:table-cell>
          <table:table-cell table:style-name="Default" office:value-type="string" calcext:value-type="string">
            <text:p>Bourns</text:p>
          </table:table-cell>
          <table:table-cell table:style-name="Default" office:value-type="string" calcext:value-type="string">
            <text:p>CG0603MLC-05LECT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22" calcext:value-type="currency">
            <text:p>$0.22000</text:p>
          </table:table-cell>
          <table:table-cell table:style-name="ce6" table:formula="of:=SUM([.K29]*[.C29])" office:value-type="currency" office:currency="CAD" office:value="0.44" calcext:value-type="currency">
            <text:p>$0.44</text:p>
          </table:table-cell>
          <table:table-cell table:number-columns-repeated="2"/>
        </table:table-row>
        <table:table-row table:style-name="ro2">
          <table:table-cell table:style-name="Default" table:number-columns-repeated="10"/>
          <table:table-cell table:style-name="ce4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3">
          <table:table-cell table:style-name="Default" office:value-type="string" calcext:value-type="string">
            <text:p>3.18 mm board spac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Holding LCD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float" office:value="8879" calcext:value-type="float">
            <text:p>8879</text:p>
          </table:table-cell>
          <table:table-cell table:style-name="Default" office:value-type="string" calcext:value-type="string">
            <text:p>Keystone</text:p>
          </table:table-cell>
          <table:table-cell table:style-name="Default" office:value-type="string" calcext:value-type="string">
            <text:p>36-8879-ND</text:p>
          </table:table-cell>
          <table:table-cell table:style-name="Default" office:value-type="string" calcext:value-type="string">
            <text:p>Digikey</text:p>
          </table:table-cell>
          <table:table-cell table:style-name="ce4" office:value-type="currency" office:currency="CAD" office:value="0.21" calcext:value-type="currency">
            <text:p>$0.21000</text:p>
          </table:table-cell>
          <table:table-cell table:style-name="ce6" table:formula="of:=SUM([.K32]*[.C32])" office:value-type="currency" office:currency="CAD" office:value="0.84" calcext:value-type="currency">
            <text:p>$0.84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M3 * 9.53 mm threaded inserts (10)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Holding screws</text:p>
          </table:table-cell>
          <table:table-cell table:style-name="Default" office:value-type="string" calcext:value-type="string">
            <text:p>Brass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style-name="Default" office:value-type="string" calcext:value-type="string">
            <text:p>95631A050</text:p>
          </table:table-cell>
          <table:table-cell table:style-name="Default" office:value-type="string" calcext:value-type="string">
            <text:p>McMaster</text:p>
          </table:table-cell>
          <table:table-cell table:style-name="ce4" office:value-type="currency" office:currency="CAD" office:value="4.09" calcext:value-type="currency">
            <text:p>$4.09000</text:p>
          </table:table-cell>
          <table:table-cell table:style-name="ce6" table:formula="of:=SUM([.K33]*[.C33])" office:value-type="currency" office:currency="CAD" office:value="8.18" calcext:value-type="currency">
            <text:p>$8.18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M3 * 12 mm flat head cap screw (100)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curing top cover</text:p>
          </table:table-cell>
          <table:table-cell table:style-name="Default" office:value-type="string" calcext:value-type="string">
            <text:p>18-8 Stainless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style-name="Default" office:value-type="string" calcext:value-type="string">
            <text:p>92125A132</text:p>
          </table:table-cell>
          <table:table-cell table:style-name="Default" office:value-type="string" calcext:value-type="string">
            <text:p>McMaster</text:p>
          </table:table-cell>
          <table:table-cell table:style-name="ce4" office:value-type="currency" office:currency="CAD" office:value="6" calcext:value-type="currency">
            <text:p>$6.00000</text:p>
          </table:table-cell>
          <table:table-cell table:style-name="ce6" table:formula="of:=SUM([.K34]*[.C34])" office:value-type="currency" office:currency="CAD" office:value="6" calcext:value-type="currency">
            <text:p>$6.00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M3 * 10 mm socket head cap screw (100)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curing PCB</text:p>
          </table:table-cell>
          <table:table-cell table:style-name="Default" office:value-type="string" calcext:value-type="string">
            <text:p>18-8 Stainless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style-name="Default" office:value-type="string" calcext:value-type="string">
            <text:p>91292A113</text:p>
          </table:table-cell>
          <table:table-cell table:style-name="Default" office:value-type="string" calcext:value-type="string">
            <text:p>McMaster</text:p>
          </table:table-cell>
          <table:table-cell table:style-name="ce4" office:value-type="currency" office:currency="CAD" office:value="4.4" calcext:value-type="currency">
            <text:p>$4.40000</text:p>
          </table:table-cell>
          <table:table-cell table:style-name="ce6" table:formula="of:=SUM([.K35]*[.C35])" office:value-type="currency" office:currency="CAD" office:value="4.4" calcext:value-type="currency">
            <text:p>$4.40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M3 lock washer (100)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curing PCB</text:p>
          </table:table-cell>
          <table:table-cell table:style-name="Default" office:value-type="string" calcext:value-type="string">
            <text:p>18-8 Stainless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style-name="Default" office:value-type="string" calcext:value-type="string">
            <text:p>93925A240</text:p>
          </table:table-cell>
          <table:table-cell table:style-name="Default" office:value-type="string" calcext:value-type="string">
            <text:p>McMaster</text:p>
          </table:table-cell>
          <table:table-cell table:style-name="ce4" office:value-type="currency" office:currency="CAD" office:value="2.31" calcext:value-type="currency">
            <text:p>$2.31000</text:p>
          </table:table-cell>
          <table:table-cell table:style-name="ce6" table:formula="of:=SUM([.K36]*[.C36])" office:value-type="currency" office:currency="CAD" office:value="2.31" calcext:value-type="currency">
            <text:p>$2.31</text:p>
          </table:table-cell>
          <table:table-cell table:number-columns-repeated="2"/>
        </table:table-row>
        <table:table-row table:style-name="ro2" table:number-rows-repeated="3"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Default"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6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 table:number-rows-repeated="10">
          <table:table-cell table:number-columns-repeated="9"/>
          <table:table-cell table:style-name="Default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 table:number-rows-repeated="2">
          <table:table-cell table:number-columns-repeated="9"/>
          <table:table-cell table:style-name="Default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Default"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 table:number-rows-repeated="3">
          <table:table-cell table:style-name="Default" table:number-columns-repeated="12"/>
          <table:table-cell table:number-columns-repeated="2"/>
        </table:table-row>
        <table:table-row table:style-name="ro2" table:number-rows-repeated="2">
          <table:table-cell table:style-name="Default"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Default" table:number-columns-repeated="10"/>
          <table:table-cell table:style-name="ce4"/>
          <table:table-cell table:style-name="Default"/>
          <table:table-cell table:style-name="ce9"/>
          <table:table-cell/>
        </table:table-row>
        <table:table-row table:style-name="ro2">
          <table:table-cell table:style-name="Default" table:number-columns-repeated="10"/>
          <table:table-cell table:style-name="ce4"/>
          <table:table-cell table:style-name="ce6"/>
          <table:table-cell table:style-name="ce9"/>
          <table:table-cell/>
        </table:table-row>
        <table:table-row table:style-name="ro2" table:number-rows-repeated="5">
          <table:table-cell table:style-name="Default"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 table:number-rows-repeated="2">
          <table:table-cell table:style-name="Default" table:number-columns-repeated="10"/>
          <table:table-cell table:style-name="ce4"/>
          <table:table-cell table:style-name="ce6"/>
          <table:table-cell table:style-name="ce9"/>
          <table:table-cell/>
        </table:table-row>
        <table:table-row table:style-name="ro2" table:number-rows-repeated="2">
          <table:table-cell table:style-name="Default"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2"/>
          <table:table-cell table:style-name="ce9"/>
          <table:table-cell/>
        </table:table-row>
        <table:table-row table:style-name="ro2">
          <table:table-cell table:style-name="Default" table:number-columns-repeated="12"/>
          <table:table-cell table:style-name="ce9"/>
          <table:table-cell/>
        </table:table-row>
        <table:table-row table:style-name="ro2" table:number-rows-repeated="2">
          <table:table-cell table:style-name="Default" table:number-columns-repeated="12"/>
          <table:table-cell table:number-columns-repeated="2"/>
        </table:table-row>
        <table:table-row table:style-name="ro2" table:number-rows-repeated="2">
          <table:table-cell table:number-columns-repeated="9"/>
          <table:table-cell table:style-name="Default"/>
          <table:table-cell table:style-name="ce4"/>
          <table:table-cell table:style-name="ce6"/>
          <table:table-cell table:number-columns-repeated="2"/>
        </table:table-row>
        <table:table-row table:style-name="ro2" table:number-rows-repeated="2">
          <table:table-cell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 table:number-rows-repeated="10">
          <table:table-cell table:style-name="Default" table:number-columns-repeated="12"/>
          <table:table-cell table:number-columns-repeated="2"/>
        </table:table-row>
        <table:table-row table:style-name="ro2" table:number-rows-repeated="2">
          <table:table-cell table:style-name="Default" table:number-columns-repeated="12"/>
          <table:table-cell table:style-name="ce9"/>
          <table:table-cell/>
        </table:table-row>
        <table:table-row table:style-name="ro2" table:number-rows-repeated="9">
          <table:table-cell table:style-name="Default" table:number-columns-repeated="12"/>
          <table:table-cell table:number-columns-repeated="2"/>
        </table:table-row>
        <table:table-row table:style-name="ro2">
          <table:table-cell table:number-columns-repeated="10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number-columns-repeated="10"/>
          <table:table-cell table:style-name="ce4"/>
          <table:table-cell table:style-name="ce6"/>
          <table:table-cell table:style-name="ce9"/>
          <table:table-cell/>
        </table:table-row>
        <table:table-row table:style-name="ro2">
          <table:table-cell table:number-columns-repeated="10"/>
          <table:table-cell table:style-name="ce4"/>
          <table:table-cell/>
          <table:table-cell table:style-name="ce9"/>
          <table:table-cell/>
        </table:table-row>
        <table:table-row table:style-name="ro2">
          <table:table-cell table:number-columns-repeated="10"/>
          <table:table-cell table:style-name="ce4"/>
          <table:table-cell table:style-name="ce6"/>
          <table:table-cell table:style-name="ce9"/>
          <table:table-cell/>
        </table:table-row>
        <table:table-row table:style-name="ro2">
          <table:table-cell table:number-columns-repeated="10"/>
          <table:table-cell table:style-name="ce4"/>
          <table:table-cell/>
          <table:table-cell table:style-name="ce9"/>
          <table:table-cell/>
        </table:table-row>
        <table:table-row table:style-name="ro2">
          <table:table-cell table:number-columns-repeated="10"/>
          <table:table-cell table:style-name="ce4"/>
          <table:table-cell table:style-name="ce6"/>
          <table:table-cell table:style-name="ce9"/>
          <table:table-cell/>
        </table:table-row>
        <table:table-row table:style-name="ro2">
          <table:table-cell table:number-columns-repeated="6"/>
          <table:table-cell table:style-name="Default"/>
          <table:table-cell table:number-columns-repeated="3"/>
          <table:table-cell table:style-name="ce4"/>
          <table:table-cell/>
          <table:table-cell table:style-name="ce9"/>
          <table:table-cell/>
        </table:table-row>
        <table:table-row table:style-name="ro2" table:number-rows-repeated="2">
          <table:table-cell table:number-columns-repeated="10"/>
          <table:table-cell table:style-name="ce4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4"/>
          <table:table-cell table:number-columns-repeated="2"/>
          <table:table-cell table:style-name="ce9"/>
        </table:table-row>
        <table:table-row table:style-name="ro2" table:number-rows-repeated="104846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CA">$</number:currency-symbol>
      <number:number number:decimal-places="5" loext:min-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CA">$</number:currency-symbol>
      <number:number number:decimal-places="5" loext:min-decimal-places="5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5:15:01.761959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39:30</meta:creation-date>
    <meta:editing-duration>P0D</meta:editing-duration>
    <meta:editing-cycles>1</meta:editing-cycles>
    <meta:generator>LibreOffice/5.0.3.2$Linux_X86_64 LibreOffice_project/00m0$Build-2</meta:generator>
    <meta:document-statistic meta:table-count="1" meta:cell-count="282" meta:object-count="0"/>
  </office:meta>
</office:document-meta>
</file>